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2eda4" officeooo:paragraph-rsid="0012eda4"/>
    </style:style>
    <style:style style:name="P2" style:family="paragraph" style:parent-style-name="Standard">
      <style:paragraph-properties fo:margin-left="0in" fo:margin-right="0in" style:line-height-at-least="0.198in" fo:text-indent="0in" style:auto-text-indent="false"/>
      <style:text-properties fo:color="#cccccc" loext:opacity="100%" style:font-name="Droid Sans Mono" fo:font-size="10.5pt" fo:font-weight="normal" fo:background-color="#1f1f1f"/>
    </style:style>
    <style:style style:name="P3" style:family="paragraph" style:parent-style-name="Standard">
      <style:text-properties officeooo:paragraph-rsid="0014b67b"/>
    </style:style>
    <style:style style:name="P4" style:family="paragraph" style:parent-style-name="Standard">
      <style:text-properties officeooo:rsid="0014b67b" officeooo:paragraph-rsid="0014b67b"/>
    </style:style>
    <style:style style:name="P5" style:family="paragraph" style:parent-style-name="Standard">
      <style:text-properties officeooo:rsid="00179bb0" officeooo:paragraph-rsid="00179bb0"/>
    </style:style>
    <style:style style:name="P6" style:family="paragraph" style:parent-style-name="Standard">
      <style:text-properties fo:font-weight="bold" officeooo:rsid="00179bb0" officeooo:paragraph-rsid="00179bb0" style:font-weight-asian="bold" style:font-weight-complex="bold"/>
    </style:style>
    <style:style style:name="P7" style:family="paragraph" style:parent-style-name="Standard">
      <style:text-properties fo:font-weight="bold" officeooo:rsid="0012eda4" officeooo:paragraph-rsid="0012eda4" style:font-weight-asian="bold" style:font-weight-complex="bold"/>
    </style:style>
    <style:style style:name="T1" style:family="text">
      <style:text-properties officeooo:rsid="0012eda4"/>
    </style:style>
    <style:style style:name="T2" style:family="text">
      <style:text-properties officeooo:rsid="00139d8e"/>
    </style:style>
    <style:style style:name="T3" style:family="text">
      <style:text-properties officeooo:rsid="0014b67b"/>
    </style:style>
    <style:style style:name="T4" style:family="text">
      <style:text-properties fo:color="#9cdcfe" loext:opacity="100%"/>
    </style:style>
    <style:style style:name="T5" style:family="text">
      <style:text-properties fo:color="#9cdcfe" loext:opacity="100%" style:font-name="Droid Sans Mono" fo:font-size="10.5pt" fo:font-weight="normal" fo:background-color="#1f1f1f" loext:char-shading-value="0"/>
    </style:style>
    <style:style style:name="T6" style:family="text">
      <style:text-properties fo:color="#cccccc" loext:opacity="100%" style:font-name="Droid Sans Mono" fo:font-size="10.5pt" fo:font-weight="normal" fo:background-color="#1f1f1f" loext:char-shading-value="0"/>
    </style:style>
    <style:style style:name="T7" style:family="text">
      <style:text-properties fo:color="#ce9178" loext:opacity="100%"/>
    </style:style>
    <style:style style:name="T8" style:family="text">
      <style:text-properties officeooo:rsid="00179bb0"/>
    </style:style>
    <style:style style:name="T9" style:family="text">
      <style:text-properties officeooo:rsid="0017bf23"/>
    </style:style>
    <style:style style:name="T10" style:family="text">
      <style:text-properties fo:font-weight="bold" officeooo:rsid="0012eda4" style:font-weight-asian="bold" style:font-weight-complex="bold"/>
    </style:style>
    <style:style style:name="T11" style:family="text">
      <style:text-properties fo:font-weight="bold" officeooo:rsid="00179bb0"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To-Do list with TypeScript :</text:p>
      <text:p text:style-name="P1"/>
      <text:p text:style-name="P3"><text:span text:style-name="T10">setting up the project </text:span><text:span text:style-name="T11">with just typescript using npx</text:span><text:span text:style-name="T10">:</text:span><text:span text:style-name="T1"><text:line-break/><text:tab/>First had a html page with basic elements which just displays a form with an input field and a button. Then in that folder, ran “npm init -y” command it generates a package.json file with default config. Then ran the command “npm i --save-dev typescript” to install TypeScript as a dev dependency. Dev dependencies are the packages that you need in developing stage, you don’t need them in production. Then run “npx tsc –init” in the command to create the tsconfig.json file with default setup for typescript compiler(tsc). ‘</text:span><text:span text:style-name="T2">npx’ is node package executor, a tool for running js packages directly without installing them globally. </text:span><text:span text:style-name="T3">Then in package.json file, </text:span></text:p>
      <text:p text:style-name="P3"><text:span text:style-name="T3">added script </text:span><text:span text:style-name="T5">"scripts"</text:span><text:span text:style-name="T6">: {</text:span></text:p>
      <text:p text:style-name="P2"><text:span text:style-name="T4"><text:tab/><text:tab/>"start"</text:span>: <text:span text:style-name="T7">"tsc --watch"</text:span></text:p>
      <text:p text:style-name="P2"><text:tab/><text:tab/>},</text:p>
      <text:p text:style-name="P4">With having this set, whenever we create a ts file and run it, it will create a js file and and convert all the content to js and put in js file. If location was configured in tsconfig file then the js file will be created there. </text:p>
      <text:p text:style-name="P5">This way we can use typescript but not properly in any projects. We need bundlers like webpack, snowpack to do all the configuration for use like how script gonna run to compine typescript to js then use that js to our html.</text:p>
      <text:p text:style-name="P5"/>
      <text:p text:style-name="P6">Setting up the To-do List project with snopack bundler :</text:p>
      <text:p text:style-name="P5"><text:tab/>command to create a ts project with a template<text:line-break/><text:tab/><text:tab/>npx create-snowpack-app . --template @snowpack/app-template-blank-typescript –force</text:p>
      <text:p text:style-name="P5"><text:tab/><text:tab/>// --force to overwrite the directory. Or else gives an error</text:p>
      <text:p text:style-name="P5"><text:tab/><text:tab/>npm start – to start the projcet<text:line-break/><text:span text:style-name="T9">Once its all ready, delete all the unwanted files and start empty.<text:line-break/><text:line-break/></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21T21:10:34.571856050</meta:creation-date>
    <meta:generator>LibreOffice/24.2.6.2$Linux_X86_64 LibreOffice_project/420$Build-2</meta:generator>
    <dc:date>2024-11-22T01:23:16.815700428</dc:date>
    <meta:editing-duration>PT4H1M17S</meta:editing-duration>
    <meta:editing-cycles>4</meta:editing-cycles>
    <meta:document-statistic meta:table-count="0" meta:image-count="0" meta:object-count="0" meta:page-count="1" meta:paragraph-count="11" meta:word-count="277" meta:character-count="1603" meta:non-whitespace-character-count="1324"/>
  </office:meta>
</office:document-meta>
</file>